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5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4.4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2.4cm"/>
    </style:style>
    <style:style style:name="gr10" style:family="graphic" style:parent-style-name="standard">
      <style:graphic-properties draw:stroke="none" svg:stroke-color="#000000" draw:fill="none" draw:fill-color="#ffffff" fo:min-height="2.7cm"/>
    </style:style>
    <style:style style:name="gr11" style:family="graphic" style:parent-style-name="standard">
      <style:graphic-properties draw:stroke="none" svg:stroke-color="#000000" draw:fill="none" draw:fill-color="#ffffff" fo:min-height="2.6cm"/>
    </style:style>
    <style:style style:name="gr12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cm" svg:height="2.1cm" svg:x="6.7cm" svg:y="2cm">
          <draw:text-box>
            <text:p text:style-name="P1"><text:span text:style-name="T1"><text:s/></text:span><text:span text:style-name="T2">DATA STRUCTURES</text:span></text:p>
          </draw:text-box>
        </draw:frame>
        <draw:custom-shape draw:style-name="gr2" draw:text-style-name="P2" draw:layer="layout" svg:width="6.2cm" svg:height="5.3cm" svg:x="7.7cm" svg:y="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0.6cm" svg:height="4.7cm" svg:x="7.8cm" svg:y="4.4cm">
          <draw:text-box>
            <text:p>1) Fibonacci heaps</text:p>
            <text:p>2) Binary heaps</text:p>
            <text:p>3) Binomial heaps</text:p>
            <text:p>4) Hot queues</text:p>
            <text:p>5) Pairing heaps</text:p>
          </draw:text-box>
        </draw:frame>
        <draw:custom-shape draw:style-name="gr4" draw:text-style-name="P2" draw:layer="layout" svg:width="1.9cm" svg:height="4.2cm" svg:x="9.8cm" svg:y="9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5.7cm" svg:height="1.9cm" svg:x="7.9cm" svg:y="1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7cm" svg:height="1.95cm" svg:x="7.9cm" svg:y="13.7cm">
          <draw:text-box>
            <text:p text:style-name="P3"><text:span text:style-name="T3"><text:s text:c="5"/></text:span><text:span text:style-name="T3">PRIORITY <text:s text:c="11"/>QUEUE</text:span></text:p>
          </draw:text-box>
        </draw:frame>
        <draw:line draw:style-name="gr7" draw:text-style-name="P2" draw:layer="layout" svg:x1="10.8cm" svg:y1="15.5cm" svg:x2="10.9cm" svg:y2="21.4cm">
          <text:p/>
        </draw:line>
        <draw:line draw:style-name="gr7" draw:text-style-name="P2" draw:layer="layout" svg:x1="8.3cm" svg:y1="15.5cm" svg:x2="4.5cm" svg:y2="18.6cm">
          <text:p/>
        </draw:line>
        <draw:line draw:style-name="gr7" draw:text-style-name="P2" draw:layer="layout" svg:x1="13.5cm" svg:y1="15.5cm" svg:x2="17.2cm" svg:y2="18.4cm">
          <text:p/>
        </draw:line>
        <draw:custom-shape draw:style-name="gr8" draw:text-style-name="P2" draw:layer="layout" svg:width="5.9cm" svg:height="2.9cm" svg:x="7.8cm" svg:y="2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cm" svg:height="3cm" svg:x="1.6cm" svg:y="1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cm" svg:height="3cm" svg:x="14.5cm" svg:y="1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5.1cm" svg:height="2.65cm" svg:x="1.9cm" svg:y="18.4cm">
          <draw:text-box>
            <text:p>Add and insert priority to each element. </text:p>
          </draw:text-box>
        </draw:frame>
        <draw:frame draw:style-name="gr10" draw:layer="layout" svg:width="5.5cm" svg:height="2.95cm" svg:x="8cm" svg:y="21.4cm">
          <draw:text-box>
            <text:p>To display the highest priority element .</text:p>
          </draw:text-box>
        </draw:frame>
        <draw:frame draw:style-name="gr10" draw:layer="layout" svg:width="5.3cm" svg:height="3.095cm" svg:x="14.7cm" svg:y="18.2cm">
          <draw:text-box>
            <text:p>To delete the highest priority element from storage area.</text:p>
          </draw:text-box>
        </draw:frame>
        <draw:frame draw:style-name="gr11" draw:layer="layout" svg:width="6.1cm" svg:height="2.85cm" svg:x="1.3cm" svg:y="5.3cm">
          <draw:text-box>
            <text:p>Each data structure have atleast insert <text:s text:c="3"/>,remove functions</text:p>
          </draw:text-box>
        </draw:frame>
        <draw:frame draw:style-name="gr12" draw:layer="layout" svg:width="7.9cm" svg:height="2.75cm" svg:x="1.4cm" svg:y="10.1cm">
          <draw:text-box>
            <text:p>These all data structures can be implemented with priority queue.</text:p>
          </draw:text-box>
        </draw:frame>
        <draw:frame draw:style-name="gr10" draw:layer="layout" svg:width="7.3cm" svg:height="2.95cm" svg:x="12.2cm" svg:y="10.1cm">
          <draw:text-box draw:corner-radius="1.1cm">
            <text:p/>
          </draw:text-box>
        </draw:frame>
        <draw:frame draw:style-name="gr12" draw:layer="layout" svg:width="8cm" svg:height="3.095cm" svg:x="12cm" svg:y="9.805cm">
          <draw:text-box>
            <text:p>Priority queue is an abstract data type with templating class.</text:p>
            <text:p>&lt;template class E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uneet </meta:initial-creator>
    <meta:creation-date>2014-03-21T20:38:38</meta:creation-date>
    <dc:date>2014-03-21T21:01:23</dc:date>
    <dc:creator>puneet </dc:creator>
    <meta:editing-duration>PT17M1S</meta:editing-duration>
    <meta:editing-cycles>9</meta:editing-cycles>
    <meta:generator>LibreOffice/4.0.2.2$Linux_x86 LibreOffice_project/400m0$Build-2</meta:generator>
    <meta:document-statistic meta:object-count="19"/>
  </office:meta>
</office:document-meta>
</file>